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9104in"/>
    </style:style>
    <style:style style:name="Table1.B" style:family="table-column">
      <style:table-column-properties style:column-width="0.4979in"/>
    </style:style>
    <style:style style:name="Table1.C" style:family="table-column">
      <style:table-column-properties style:column-width="1.4215in"/>
    </style:style>
    <style:style style:name="Table1.D" style:family="table-column">
      <style:table-column-properties style:column-width="0.4132in"/>
    </style:style>
    <style:style style:name="Table1.E" style:family="table-column">
      <style:table-column-properties style:column-width="1.45in"/>
    </style:style>
    <style:style style:name="Table1.A1" style:family="table-cell">
      <style:table-cell-properties style:vertical-align="middle" fo:padding="0.0194in" fo:border="none"/>
    </style:style>
    <style:style style:name="Table1.C16" style:family="table-cell">
      <style:table-cell-properties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paragraph-rsid="001ce41a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Formulir Penilaian Uji Kompetensi Keahlian (UKK)</text:span></text:p>
      <text:p text:style-name="P2"><text:span text:style-name="Strong_20_Emphasis">Nama Siswa:</text:span> _________________________ </text:p>
      <text:p text:style-name="P2"><text:span text:style-name="Strong_20_Emphasis">NIS:</text:span> _________________________ </text:p>
      <text:p text:style-name="P2"><text:span text:style-name="Strong_20_Emphasis">Kelas:</text:span> XII TKJ (Teknik Komputer Jaringan) </text:p>
      <text:p text:style-name="P2"><text:span text:style-name="Strong_20_Emphasis">Tanggal Ujian:</text:span> 21-25 April 2025 </text:p>
      <text:p text:style-name="P2"><text:span text:style-name="Strong_20_Emphasis">Materi Uji:</text:span> Rancang Bangun Keamanan Jaringan, Instalasi, dan Konfigurasi Dynamic Rou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503087646000">
          <table:table-cell table:style-name="Table1.A1" office:value-type="string">
            <text:p text:style-name="Table_20_Heading"><text:span text:style-name="Strong_20_Emphasis">Aspek Penilaian</text:span></text:p>
          </table:table-cell>
          <table:table-cell table:style-name="Table1.A1" office:value-type="string">
            <text:p text:style-name="Table_20_Heading"><text:span text:style-name="Strong_20_Emphasis">Bobot</text:span></text:p>
          </table:table-cell>
          <table:table-cell table:style-name="Table1.A1" office:value-type="string">
            <text:p text:style-name="Table_20_Heading"><text:span text:style-name="Strong_20_Emphasis">Skala Penilaian (1-10)</text:span></text:p>
          </table:table-cell>
          <table:table-cell table:style-name="Table1.A1" office:value-type="string">
            <text:p text:style-name="Table_20_Heading"><text:span text:style-name="Strong_20_Emphasis">Nilai</text:span></text:p>
          </table:table-cell>
          <table:table-cell table:style-name="Table1.A1" office:value-type="string">
            <text:p text:style-name="Table_20_Heading"><text:span text:style-name="Strong_20_Emphasis">Catatan/Umpan Balik</text:span></text:p>
          </table:table-cell>
        </table:table-row>
        <table:table-row table:style-name="TableLine94503087646000">
          <table:table-cell table:style-name="Table1.A1" office:value-type="string">
            <text:p text:style-name="Table_20_Contents"><text:span text:style-name="Strong_20_Emphasis">A. Rancang Bangun Keamanan Jaringa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1. Perencanaan Keamanan Jaringan</text:p>
          </table:table-cell>
          <table:table-cell table:style-name="Table1.A1" office:value-type="string">
            <text:p text:style-name="Table_20_Contents">2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2. Implementasi Firewall</text:p>
          </table:table-cell>
          <table:table-cell table:style-name="Table1.A1" office:value-type="string">
            <text:p text:style-name="Table_20_Contents">25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3. Implementasi Intrusion Detection System (IDS)</text:p>
          </table:table-cell>
          <table:table-cell table:style-name="Table1.A1" office:value-type="string">
            <text:p text:style-name="Table_20_Contents">2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4. Pengujian Keamanan Jaringan</text:p>
          </table:table-cell>
          <table:table-cell table:style-name="Table1.A1" office:value-type="string">
            <text:p text:style-name="Table_20_Contents">15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<text:span text:style-name="Strong_20_Emphasis">B. Instalasi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1. Instalasi Sistem Operasi Jaringan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2. Instalasi Layanan Jaringan (DNS, DHCP, dll.)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<text:span text:style-name="Strong_20_Emphasis">C. Konfigurasi Dynamic Routing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1. Konfigurasi Protokol Routing (OSPF, RIP, dll.)</text:p>
          </table:table-cell>
          <table:table-cell table:style-name="Table1.A1" office:value-type="string">
            <text:p text:style-name="Table_20_Contents">2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2. Troubleshooting Dynamic Routing</text:p>
          </table:table-cell>
          <table:table-cell table:style-name="Table1.A1" office:value-type="string">
            <text:p text:style-name="Table_20_Contents">10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<text:span text:style-name="Strong_20_Emphasis">D. Sikap Kerja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1. Kerapian dan Ketelitian</text:p>
          </table:table-cell>
          <table:table-cell table:style-name="Table1.A1" office:value-type="string">
            <text:p text:style-name="Table_20_Contents">5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2. Kemampuan Komunikasi dan Kerjasama</text:p>
          </table:table-cell>
          <table:table-cell table:style-name="Table1.A1" office:value-type="string">
            <text:p text:style-name="Table_20_Contents">5%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Line94503087646000">
          <table:table-cell table:style-name="Table1.A1" office:value-type="string">
            <text:p text:style-name="Table_20_Contents"><text:span text:style-name="Strong_20_Emphasis">Total Nilai Akhir:</text:span></text:p>
          </table:table-cell>
          <table:table-cell table:style-name="Table1.A1" office:value-type="string">
            <text:p text:style-name="Table_20_Contents"><text:span text:style-name="Strong_20_Emphasis">100%</text:span></text:p>
          </table:table-cell>
          <table:table-cell table:style-name="Table1.C1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Text_20_body"><text:span text:style-name="Strong_20_Emphasis">Keterangan Skala Penilaian:</text:span></text:p>
      <text:list xml:id="list272260962" text:style-name="L1">
        <text:list-item>
          <text:p text:style-name="P6">1-4: Kurang </text:p>
        </text:list-item>
        <text:list-item>
          <text:p text:style-name="P6">5-6: Cukup </text:p>
        </text:list-item>
        <text:list-item>
          <text:p text:style-name="P6">7-8: Baik </text:p>
        </text:list-item>
        <text:list-item>
          <text:p text:style-name="P3">9-10: Sangat Baik </text:p>
        </text:list-item>
      </text:list>
      <text:p text:style-name="Text_20_body"><text:span text:style-name="Strong_20_Emphasis">Kriteria Penilaian:</text:span></text:p>
      <text:list xml:id="list2472367182" text:style-name="L2">
        <text:list-item>
          <text:p text:style-name="P7"><text:span text:style-name="Strong_20_Emphasis">Rancang Bangun Keamanan Jaringan:</text:span> </text:p>
          <text:list>
            <text:list-item>
              <text:p text:style-name="P7">Perencanaan: Ketepatan dalam merencanakan topologi jaringan dan menentukan kebutuhan keamanan. </text:p>
            </text:list-item>
            <text:list-item>
              <text:p text:style-name="P7">Implementasi: Kemampuan dalam mengimplementasikan firewall dan IDS sesuai dengan perencanaan. </text:p>
            </text:list-item>
            <text:list-item>
              <text:p text:style-name="P7">Pengujian: Kemampuan dalam melakukan pengujian keamanan jaringan dan menganalisis hasilnya. </text:p>
            </text:list-item>
          </text:list>
        </text:list-item>
        <text:list-item>
          <text:p text:style-name="P7"><text:soft-page-break/><text:span text:style-name="Strong_20_Emphasis">Instalasi:</text:span> </text:p>
          <text:list>
            <text:list-item>
              <text:p text:style-name="P7">Sistem Operasi: Ketepatan dalam menginstal dan mengkonfigurasi sistem operasi jaringan. </text:p>
            </text:list-item>
            <text:list-item>
              <text:p text:style-name="P7">Layanan Jaringan: Kemampuan dalam menginstal dan mengkonfigurasi layanan jaringan sesuai dengan kebutuhan. </text:p>
            </text:list-item>
          </text:list>
        </text:list-item>
        <text:list-item>
          <text:p text:style-name="P7"><text:span text:style-name="Strong_20_Emphasis">Konfigurasi Dynamic Routing:</text:span> </text:p>
          <text:list>
            <text:list-item>
              <text:p text:style-name="P7">Protokol Routing: Kemampuan dalam mengkonfigurasi protokol routing sesuai dengan topologi jaringan. </text:p>
            </text:list-item>
            <text:list-item>
              <text:p text:style-name="P7">Troubleshooting: Kemampuan dalam menganalisis dan menyelesaikan masalah yang berkaitan dengan dynamic routing. </text:p>
            </text:list-item>
          </text:list>
        </text:list-item>
        <text:list-item>
          <text:p text:style-name="P7"><text:span text:style-name="Strong_20_Emphasis">Sikap Kerja:</text:span> </text:p>
          <text:list>
            <text:list-item>
              <text:p text:style-name="P7">Kerapian dan Ketelitian: Kemampuan dalam bekerja dengan rapi dan teliti. </text:p>
            </text:list-item>
            <text:list-item>
              <text:p text:style-name="P4">Komunikasi dan Kerjasama: Kemampuan dalam berkomunikasi dan bekerja sama dengan baik. </text:p>
            </text:list-item>
          </text:list>
        </text:list-item>
      </text:list>
      <text:p text:style-name="Text_20_body"><text:span text:style-name="Strong_20_Emphasis">Catatan:</text:span></text:p>
      <text:list xml:id="list3875166428" text:style-name="L3">
        <text:list-item>
          <text:p text:style-name="P8">Formulir ini dapat disesuaikan dengan kebutuhan dan standar penilaian yang berlaku di SMK N 1 Pangkalanbaru. </text:p>
        </text:list-item>
        <text:list-item>
          <text:p text:style-name="P5">Asesor dapat memberikan catatan dan umpan balik yang konstruktif kepada siswa/siswi untuk meningkatkan kompetensi mereka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0:04:17.743222520</meta:creation-date>
    <dc:date>2025-03-24T00:06:28.626343353</dc:date>
    <meta:editing-duration>PT2M11S</meta:editing-duration>
    <meta:editing-cycles>1</meta:editing-cycles>
    <meta:generator>LibreOffice/7.1.8.1$Linux_X86_64 LibreOffice_project/10$Build-1</meta:generator>
    <meta:document-statistic meta:table-count="1" meta:image-count="0" meta:object-count="0" meta:page-count="2" meta:paragraph-count="59" meta:word-count="290" meta:character-count="2137" meta:non-whitespace-character-count="1902"/>
  </office:meta>
</office:document-meta>
</file>